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FreeSans" fo:font-size="12pt" officeooo:rsid="001b6804" officeooo:paragraph-rsid="001b6804" style:font-size-asian="10.5pt" style:font-size-complex="12pt"/>
    </style:style>
    <style:style style:name="P2" style:family="paragraph" style:parent-style-name="Standard">
      <style:paragraph-properties fo:text-align="start" style:justify-single-word="false"/>
      <style:text-properties officeooo:paragraph-rsid="001b6804"/>
    </style:style>
    <style:style style:name="P3" style:family="paragraph" style:parent-style-name="Standard">
      <style:paragraph-properties fo:text-align="start" style:justify-single-word="false"/>
      <style:text-properties officeooo:paragraph-rsid="001cf6a8"/>
    </style:style>
    <style:style style:name="P4" style:family="paragraph" style:parent-style-name="Standard">
      <style:paragraph-properties fo:text-align="start" style:justify-single-word="false"/>
      <style:text-properties officeooo:paragraph-rsid="001d0461"/>
    </style:style>
    <style:style style:name="P5" style:family="paragraph" style:parent-style-name="Standard">
      <style:paragraph-properties fo:text-align="center" style:justify-single-word="false"/>
      <style:text-properties style:font-name="Caladea" fo:font-size="14pt" officeooo:rsid="001b6804" officeooo:paragraph-rsid="001b6804" style:font-size-asian="14pt" style:font-size-complex="14pt"/>
    </style:style>
    <style:style style:name="P6" style:family="paragraph" style:parent-style-name="Standard">
      <style:paragraph-properties fo:text-align="start" style:justify-single-word="false"/>
      <style:text-properties style:font-name="Caladea" fo:font-size="14pt" officeooo:rsid="001b6804" officeooo:paragraph-rsid="001b6804" style:font-size-asian="14pt" style:font-size-complex="14pt"/>
    </style:style>
    <style:style style:name="P7" style:family="paragraph" style:parent-style-name="Standard">
      <style:paragraph-properties fo:text-align="start" style:justify-single-word="false"/>
      <style:text-properties style:font-name="Caladea" fo:font-size="14pt" officeooo:paragraph-rsid="001d0461" style:font-size-asian="14pt" style:font-size-complex="14pt"/>
    </style:style>
    <style:style style:name="P8" style:family="paragraph" style:parent-style-name="Standard">
      <style:paragraph-properties fo:text-align="start" style:justify-single-word="false"/>
      <style:text-properties style:font-name="Caladea" fo:font-size="14pt" fo:font-weight="bold" officeooo:rsid="001b6804" officeooo:paragraph-rsid="001b6804"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Caladea" fo:font-size="18pt" fo:font-weight="bold" officeooo:rsid="001b6804" officeooo:paragraph-rsid="001b6804" style:font-size-asian="18pt" style:font-weight-asian="bold" style:font-size-complex="18pt" style:font-weight-complex="bold"/>
    </style:style>
    <style:style style:name="P10" style:family="paragraph" style:parent-style-name="Preformatted_20_Text">
      <style:paragraph-properties fo:text-align="start" style:justify-single-word="false"/>
      <style:text-properties officeooo:paragraph-rsid="001d0461"/>
    </style:style>
    <style:style style:name="T1" style:family="text">
      <style:text-properties fo:font-style="italic" style:font-style-asian="italic" style:font-style-complex="italic"/>
    </style:style>
    <style:style style:name="T2" style:family="text">
      <style:text-properties officeooo:rsid="001d0461"/>
    </style:style>
    <style:style style:name="T3" style:family="text">
      <style:text-properties style:font-name="Caladea" fo:font-size="14pt" style:font-size-asian="14pt" style:font-size-complex="14pt"/>
    </style:style>
    <style:style style:name="T4" style:family="text">
      <style:text-properties style:font-name="Caladea" fo:font-size="14pt" officeooo:rsid="001b6804" style:font-size-asian="14pt" style:font-size-complex="14pt"/>
    </style:style>
    <style:style style:name="T5" style:family="text">
      <style:text-properties style:font-name="Caladea" fo:font-size="14pt" fo:font-style="italic" style:font-size-asian="14pt" style:font-style-asian="italic" style:font-size-complex="14pt" style:font-style-complex="italic"/>
    </style:style>
    <style:style style:name="T6" style:family="text">
      <style:text-properties style:font-name="Caladea" fo:font-size="14pt" fo:font-style="italic" officeooo:rsid="001b6804" style:font-size-asian="14pt" style:font-style-asian="italic" style:font-size-complex="14pt" style:font-style-complex="italic"/>
    </style:style>
    <style:style style:name="T7" style:family="text">
      <style:text-properties style:font-name="Caladea" fo:font-size="14pt" fo:font-style="italic" officeooo:rsid="001cf6a8" style:font-size-asian="14pt" style:font-style-asian="italic" style:font-size-complex="14pt" style:font-style-complex="italic"/>
    </style:style>
    <style:style style:name="T8" style:family="text">
      <style:text-properties style:font-name="Caladea" fo:font-size="14pt" fo:font-style="italic" officeooo:rsid="001d0461" style:font-size-asian="14pt" style:font-style-asian="italic" style:font-size-complex="14pt" style:font-style-complex="italic"/>
    </style:style>
    <style:style style:name="T9"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Caladea" fo:font-size="14pt" fo:font-style="italic" fo:font-weight="bold" officeooo:rsid="001b6804" style:font-size-asian="14pt" style:font-style-asian="italic" style:font-weight-asian="bold" style:font-size-complex="14pt" style:font-style-complex="italic" style:font-weight-complex="bold"/>
    </style:style>
    <style:style style:name="T11" style:family="text">
      <style:text-properties style:font-name="Caladea" fo:font-size="14pt" fo:font-style="italic" fo:font-weight="bold" officeooo:rsid="001d0461" style:font-size-asian="14pt" style:font-style-asian="italic" style:font-weight-asian="bold" style:font-size-complex="14pt" style:font-style-complex="italic" style:font-weight-complex="bold"/>
    </style:style>
    <style:style style:name="T12" style:family="text">
      <style:text-properties style:font-name="Caladea" fo:font-size="14pt" fo:font-style="normal" officeooo:rsid="001b6804" style:font-size-asian="14pt" style:font-style-asian="normal" style:font-size-complex="14pt" style:font-style-complex="normal"/>
    </style:style>
    <style:style style:name="T13" style:family="text">
      <style:text-properties style:font-name="Caladea" fo:font-size="14pt" fo:font-style="normal" officeooo:rsid="001cf6a8" style:font-size-asian="14pt" style:font-style-asian="normal" style:font-size-complex="14pt" style:font-style-complex="normal"/>
    </style:style>
    <style:style style:name="T14" style:family="text">
      <style:text-properties style:font-name="Caladea" fo:font-size="14pt" fo:font-style="normal" officeooo:rsid="001d0461" style:font-size-asian="14pt" style:font-style-asian="normal" style:font-size-complex="14pt" style:font-style-complex="normal"/>
    </style:style>
    <style:style style:name="T15" style:family="text">
      <style:text-properties style:font-name="Caladea" fo:font-size="14pt" fo:font-style="normal" fo:font-weight="bold" officeooo:rsid="001d0461" style:font-size-asian="14pt" style:font-style-asian="normal" style:font-weight-asian="bold" style:font-size-complex="14pt" style:font-style-complex="normal" style:font-weight-complex="bold"/>
    </style:style>
    <style:style style:name="T16" style:family="text">
      <style:text-properties style:font-name="Caladea" fo:font-size="14pt" fo:font-style="normal" fo:font-weight="bold" officeooo:rsid="001cf6a8" style:font-size-asian="14pt" style:font-style-asian="normal" style:font-weight-asian="bold" style:font-size-complex="14pt" style:font-style-complex="normal" style:font-weight-complex="bold"/>
    </style:style>
    <style:style style:name="T17" style:family="text">
      <style:text-properties style:font-name="Caladea" fo:font-size="14pt" fo:font-style="normal" fo:font-weight="bold" officeooo:rsid="001b6804" style:font-size-asian="14pt" style:font-style-asian="normal" style:font-weight-asian="bold" style:font-size-complex="14pt" style:font-style-complex="normal" style:font-weight-complex="bold"/>
    </style:style>
    <style:style style:name="T18" style:family="text">
      <style:text-properties style:font-name="Caladea" fo:font-size="14pt" fo:font-style="normal" fo:font-weight="bold" officeooo:rsid="0020a67b" style:font-size-asian="14pt" style:font-style-asian="normal" style:font-weight-asian="bold" style:font-size-complex="14pt" style:font-style-complex="normal" style:font-weight-complex="bold"/>
    </style:style>
    <style:style style:name="T19" style:family="text">
      <style:text-properties style:font-name="Caladea" fo:font-size="14pt" fo:font-weight="bold" style:font-size-asian="14pt" style:font-weight-asian="bold" style:font-size-complex="14pt" style:font-weight-complex="bold"/>
    </style:style>
    <style:style style:name="T20" style:family="text">
      <style:text-properties style:font-name="Caladea" fo:font-size="14pt" fo:font-weight="bold" officeooo:rsid="001b6804" style:font-size-asian="14pt" style:font-weight-asian="bold" style:font-size-complex="14pt" style:font-weight-complex="bold"/>
    </style:style>
    <style:style style:name="T21" style:family="text">
      <style:text-properties style:font-name="Caladea" fo:font-size="14pt" fo:font-weight="bold" officeooo:rsid="001d0461"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UIÓN PRÁCTICA 1</text:p>
      <text:p text:style-name="P9">INSTALACIÓN DE UN SERVIDOR NFS</text:p>
      <text:p text:style-name="P5"/>
      <text:p text:style-name="P6">En este guión se indican los pasos a seguir para la instalación de un servidor NFS entre dos máquinas.</text:p>
      <text:p text:style-name="P6"/>
      <text:p text:style-name="P6">El primer paso es preparar ambos equipos, instalando los paquetes necesarios <text:span text:style-name="T2">con apt</text:span>:</text:p>
      <text:p text:style-name="P1"><text:span text:style-name="T19">Servidor: </text:span><text:span text:style-name="Source_20_Text"><text:span text:style-name="T9">nfs-kernel-server</text:span></text:span></text:p>
      <text:p text:style-name="P8">Cliente: <text:span text:style-name="T1">nfs-common</text:span></text:p>
      <text:p text:style-name="P6"/>
      <text:p text:style-name="P2"><text:span text:style-name="T4">Tras instalarlos, debemos crear los directorios a compartir, que en el caso de la práctica son Share y ShareRO (directorio solo lectura). Lo haremos con el comando mkdir.<text:line-break/><text:line-break/></text:span><text:span text:style-name="T20">N</text:span><text:span text:style-name="T21">OTA</text:span><text:span text:style-name="T4">: Si utilizamos sudo al realizar el directorio, el propietario de este será root (podemos comprobarlo con el comando </text:span><text:span text:style-name="T6">ls -la</text:span><text:span text:style-name="T4">. NFS traduce cualquier operación root que se haga desde el cliente a las credenciales </text:span><text:span text:style-name="Source_20_Text"><text:span text:style-name="T3">nobody:nogroup, </text:span></text:span><text:span text:style-name="Source_20_Text"><text:span text:style-name="T4">esto es así <text:s/>para mejorar la seguridad del servidor.</text:span></text:span></text:p>
      <text:p text:style-name="P2"><text:span text:style-name="Source_20_Text"><text:span text:style-name="T3"/></text:span></text:p>
      <text:p text:style-name="P2"><text:span text:style-name="Source_20_Text"><text:span text:style-name="T4">Por ello, debemos cambiar la propiedad de los directorios a nobody:nogroup utilizando el comando </text:span></text:span><text:span text:style-name="Source_20_Text"><text:span text:style-name="T8">sudo </text:span></text:span><text:span text:style-name="Source_20_Text"><text:span text:style-name="T6">chown</text:span></text:span><text:span text:style-name="Source_20_Text"><text:span text:style-name="T4">.</text:span></text:span></text:p>
      <text:p text:style-name="P2"><text:span text:style-name="Source_20_Text"><text:span text:style-name="T3"/></text:span></text:p>
      <text:p text:style-name="P2"><text:span text:style-name="Source_20_Text"><text:span text:style-name="T4">A continuación editaremos el fichero </text:span></text:span><text:span text:style-name="Source_20_Text"><text:span text:style-name="T10">/etc/exports.</text:span></text:span><text:span text:style-name="Source_20_Text"><text:span text:style-name="T12"> En este fichero se controla qué ficheros son exportados a hosts remotos y con qué opciones específicas.</text:span></text:span></text:p>
      <text:p text:style-name="P2"><text:span text:style-name="Source_20_Text"><text:span text:style-name="T12"/></text:span></text:p>
      <text:p text:style-name="P2"><text:span text:style-name="Source_20_Text"><text:span text:style-name="T12">La estructura a seguir en el fichero es la siguiente:</text:span></text:span></text:p>
      <text:p text:style-name="P2"><text:span text:style-name="Source_20_Text"><text:span text:style-name="T17">directorio_a_compartir<text:tab/>cliente(opción_1, opción_2, opción_N)</text:span></text:span></text:p>
      <text:p text:style-name="P2"><text:span text:style-name="Source_20_Text"><text:span text:style-name="T12"/></text:span></text:p>
      <text:p text:style-name="P2"><text:span text:style-name="Source_20_Text"><text:span text:style-name="T12">Podemos indicar o no algunas de las opciones, </text:span></text:span><text:span text:style-name="Source_20_Text"><text:span text:style-name="T13">las cuales son:</text:span></text:span></text:p>
      <text:p text:style-name="P2"><text:span text:style-name="Source_20_Text"><text:span text:style-name="T13"/></text:span></text:p>
      <text:p text:style-name="P3"><text:span text:style-name="Source_20_Text"><text:span text:style-name="T16">ro/rw:</text:span></text:span><text:span text:style-name="Source_20_Text"><text:span text:style-name="T13"> Indicamos si queremos dar permiso de lectura o de lectura/escritura al cliente sobre el directorio.</text:span></text:span></text:p>
      <text:p text:style-name="P3"><text:span text:style-name="Source_20_Text"><text:span text:style-name="T13"/></text:span></text:p>
      <text:p text:style-name="P3"><text:span text:style-name="Source_20_Text"><text:span text:style-name="T16">sync: </text:span></text:span><text:span text:style-name="Source_20_Text"><text:span text:style-name="T13">Si activamos esta opción, cuando NFS reciba una petición de un cliente, se realizará una operación de guardado del directorio, haciendo así que el cliente acceda al directorio en un estado actual. Hay que tener en cuenta que esta opción reduce la velocidad de las operaciones sobre el sistema de ficheros.</text:span></text:span></text:p>
      <text:p text:style-name="P3"><text:span text:style-name="Source_20_Text"><text:span text:style-name="T13"/></text:span></text:p>
      <text:p text:style-name="P3"><text:span text:style-name="Source_20_Text"><text:span text:style-name="T18">(</text:span></text:span><text:span text:style-name="Source_20_Text"><text:span text:style-name="T16">no_</text:span></text:span><text:span text:style-name="Source_20_Text"><text:span text:style-name="T18">)</text:span></text:span><text:span text:style-name="Source_20_Text"><text:span text:style-name="T16">subtree_check:</text:span></text:span><text:span text:style-name="Source_20_Text"><text:span text:style-name="T13"> Si activamos esta opción, el servidor comprobará si el fichero a compartir aún está siendo exportado (sigue en el fichero exports), cada vez que se realiza una solicitud. Esto puede provocar errores en caso de </text:span></text:span><text:soft-page-break/><text:span text:style-name="Source_20_Text"><text:span text:style-name="T13">renombrar ficheros mientras estén abiertos por un cliente, por lo que se recomienda no activarlo en la mayoría de casos.</text:span></text:span></text:p>
      <text:p text:style-name="P3"><text:span text:style-name="Source_20_Text"><text:span text:style-name="T13"/></text:span></text:p>
      <text:p text:style-name="P3"><text:span text:style-name="Source_20_Text"><text:span text:style-name="T16">no_root_squash: </text:span></text:span><text:span text:style-name="Source_20_Text"><text:span text:style-name="T13">Como se ha mencionado antes, NFS traduce las operaciones root desde un cliente a un usuario sin privilegios en el servidor. Esta opción desactiva este comportamiento, por lo que hay que ser consciente del riesgo que lleva activarla.</text:span></text:span></text:p>
      <text:p text:style-name="P3"><text:span text:style-name="Source_20_Text"><text:span text:style-name="T13"/></text:span></text:p>
      <text:p text:style-name="P3"><text:span text:style-name="Source_20_Text"><text:span text:style-name="T13">Una vez hayamos realizado los cambios en el fichero exports, ejecutaremos el comando </text:span></text:span><text:a xlink:type="simple" xlink:href="https://web.mit.edu/rhel-doc/4/RH-DOCS/rhel-rg-es-4/s1-nfs-server-export.html" text:style-name="Internet_20_link" text:visited-style-name="Visited_20_Internet_20_Link"><text:span text:style-name="Source_20_Text"><text:span text:style-name="T13">exportfs -a</text:span></text:span></text:a><text:span text:style-name="Source_20_Text"><text:span text:style-name="T13">, que exportará todos los ficheros indicados en el fichero /</text:span></text:span><text:span text:style-name="Source_20_Text"><text:span text:style-name="T7">etc/</text:span></text:span><text:span text:style-name="Source_20_Text"><text:span text:style-name="T13">exports. </text:span></text:span><text:span text:style-name="Source_20_Text"><text:span text:style-name="T14">También reiniciaremos el servidor NFS con el comando </text:span></text:span><text:span text:style-name="Source_20_Text"><text:span text:style-name="T11">sudo systemctl restart nfs-kernel-server</text:span></text:span></text:p>
      <text:p text:style-name="P3"><text:span text:style-name="Source_20_Text"><text:span text:style-name="T14"/></text:span></text:p>
      <text:p text:style-name="P4"><text:span text:style-name="Source_20_Text"><text:span text:style-name="T15">NOTA</text:span></text:span><text:span text:style-name="Source_20_Text"><text:span text:style-name="T14">: Si tenemos un firewall activado (sudo ufw status), debemos dar la orden a este de permitir conexiones de un cliente al puerto que utiliza NFS con el comando:<text:line-break/></text:span></text:span><text:span text:style-name="Source_20_Text"><text:span text:style-name="T8">sudo ufw allow from direcciónIPCliente to any port nfs</text:span></text:span></text:p>
      <text:p text:style-name="P4"><text:span text:style-name="Source_20_Text"><text:span text:style-name="T14"/></text:span></text:p>
      <text:p text:style-name="P4"><text:span text:style-name="Source_20_Text"><text:span text:style-name="T14">Pasamos al cliente, en el que crearemos los directorios en los que queremos acceder a los directorios compartidos del servidor.</text:span></text:span></text:p>
      <text:p text:style-name="P4"><text:span text:style-name="Source_20_Text"><text:span text:style-name="T14"/></text:span></text:p>
      <text:p text:style-name="P4"><text:span text:style-name="Source_20_Text"><text:span text:style-name="T14">Finalmente, realizaremos el montaje con el comando mount:</text:span></text:span></text:p>
      <text:p text:style-name="P10"><text:span text:style-name="Source_20_Text"><text:span text:style-name="T9">sudo mount </text:span></text:span><text:span text:style-name="Source_20_Text"><text:span text:style-name="T11">IPHost</text:span></text:span><text:span text:style-name="Source_20_Text"><text:span text:style-name="T9">:</text:span></text:span><text:span text:style-name="Source_20_Text"><text:span text:style-name="T11">directorioHost</text:span></text:span><text:span text:style-name="Source_20_Text"><text:span text:style-name="T9"> </text:span></text:span><text:span text:style-name="Source_20_Text"><text:span text:style-name="T11">directorioCliente</text:span></text:span></text:p>
      <text:p text:style-name="P7"/>
      <text:p text:style-name="P4"><text:span text:style-name="Source_20_Text"><text:span text:style-name="T14"/></text:span></text:p>
      <text:p text:style-name="P6"/>
      <text:p text:style-name="P1"><text:span text:style-name="T5">Este guión está basado en la guía (en inglés) de Digital Ocean: </text:span><text:a xlink:type="simple" xlink:href="https://www.digitalocean.com/community/tutorials/how-to-set-up-an-nfs-mount-on-ubuntu-16-04" text:style-name="Internet_20_link" text:visited-style-name="Visited_20_Internet_20_Link"><text:span text:style-name="T5">https://www.digitalocean.com/community/tutorials/how-to-set-up-an-nfs-mount-on-ubuntu-16-0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5:20:52.128898329</meta:creation-date>
    <dc:date>2019-10-28T12:08:45.517242109</dc:date>
    <meta:editing-duration>PT1M14S</meta:editing-duration>
    <meta:editing-cycles>3</meta:editing-cycles>
    <meta:generator>LibreOffice/6.0.7.3$Linux_X86_64 LibreOffice_project/00m0$Build-3</meta:generator>
    <meta:document-statistic meta:table-count="0" meta:image-count="0" meta:object-count="0" meta:page-count="2" meta:paragraph-count="22" meta:word-count="464" meta:character-count="3053" meta:non-whitespace-character-count="2609"/>
  </office:meta>
</office:document-meta>
</file>